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3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24-25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OMING GREAT TRIBULATION (24:1-13, 16b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ING GREAT TRIBULATION (24:1-13, 16b-22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Great Tribulation-what it is (24:1-4, 6-13, 16b-2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Great Tribulation-what it is (24:1-4, 6-13, 16b-22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God himself will lay waste to the entire earth (24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ll people and fallen angels will be judged (24:2-4, 21-2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Very few will survive (24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appiness will no longer exist (24:7-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Evil and treachery will be everywhere (24:16b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earth will stagger like a drunkard (24:19-2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COMING GREAT TRIBULATION (24:1-13, 16b-22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Great Tribulation-what it is (24:1-4, 6-13, 16b-2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Great Tribulation-why it occurs (24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ISAIAH 24-25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COMING GREAT TRIBULATION (24:1-13, 16b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COMING GLORIOUS MILLENNIUM (24:14-16a, 23; 25: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-title-Title-Slide" presentation:presentation-page-layout-name="Master1-PPL1" draw:id="Slide-262">
        <draw:frame draw:id="id102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COMING GLORIOUS MILLENNIUM (24:14-16a, 23; 25:1-12)<text:s text:c="1"/></text:span><text:span text:style-name="a567" text:class-names=""/></text:p>
          </draw:text-box>
          <svg:title/>
          <svg:desc/>
        </draw:frame>
        <draw:frame draw:id="id103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omise (24:14-16a, 23)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omise (24:14-16a, 23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oy and singing will fill the earth (24:14-16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God's glory will outshine the sun (24:2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THE COMING GLORIOUS MILLENNIUM (24:14-16a, 23; 25:1-12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romise (24:14-16a, 2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ises (25: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3-twoColTx-Title-and-2-Column-Text" presentation:presentation-page-layout-name="Master1-PPL13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ises (25:1-12):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faithfulness (25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salvation of the Gentiles (25:2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mercy (25:4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10" presentation:style-name="a638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is provision (25:6-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is victory over death (25: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restoration of Israel (25: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judgment of his enemies (25:10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THE COMING GLORIOUS MILLENNIUM (24:14-16a, 23; 25:1-12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romise (24:14-16a, 2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aises (25:1-1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ISAIAH 24-25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THE COMING GREAT TRIBULATION (24:1-13, 16b-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ING GLORIOUS MILLENNIUM (24:14-16a, 23; 25:1-12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-title-Title-Slide" presentation:presentation-page-layout-name="Master1-PPL1" draw:id="Slide-268">
        <draw:frame draw:id="id115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ISAIAH 26-27<text:s text:c="1"/></text:span><text:span text:style-name="a671" text:class-names=""/></text:p>
          </draw:text-box>
          <svg:title/>
          <svg:desc/>
        </draw:frame>
        <draw:frame draw:id="id116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STANZA ONE-ISRAEL'S SAVIOR (26:1-15):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STANZA ONE-ISRAEL'S SAVIOR (26:1-15):<text:s text:c="1"/></text:span><text:span text:style-name="a681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ank God for his strength and peace (26:1-6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ank God for his righteous judgment (26:7-11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ank God for his uniqueness (26:12-15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ISAIAH 26-27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STANZA ONE-ISRAEL'S SAVIOR (26:1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TANZA TWO-ISRAEL'S SUFFERING (26:16-18; 27:7-11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STANZA TWO-ISRAEL'S SUFFERING (26:16-18; 27:7-11):<text:s text:c="1"/></text:span><text:span text:style-name="a714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n (26:16; 27:7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26:17-18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3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ISAIAH 26-27<text:s text:c="1"/></text:span><text:span text:style-name="a729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STANZA ONE-ISRAEL'S SAVIOR (26:1-15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STANZA TWO-ISRAEL'S SUFFERING (26:16-18; 27:7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TANZA THREE-ISRAEL'S SALVATION (26:19; 27:12-1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STANZA THREE-ISRAEL'S SALVATION (26:19; 27:12-13):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surrection from the dead (26:1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storation to the land (27:12-13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ISAIAH 26-27<text:s text:c="1"/>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STANZA ONE-ISRAEL'S SAVIOR (26:1-1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STANZA TWO-ISRAEL'S SUFFERING (26:16-18; 27:7-11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TANZA THREE-ISRAEL'S SALVATION (26:19; 27:12-13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STANZA FOUR-ISRAEL'S SECURITY (Isaiah 26:20-21; 27:1-6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STANZA FOUR-ISRAEL'S SECURITY (Isaiah 26:20-21; 27:1-6):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Protection during the Great Tribulation (Isaiah 26:20-21; 27:1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26-27<text:s text:c="1"/></text:span><text:span text:style-name="a793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TANZA ONE-ISRAEL'S SAVIOR (26:1-1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STANZA TWO-ISRAEL'S SUFFERING (26:16-18; 27:7-11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TANZA THREE-ISRAEL'S SALVATION (26:19; 27:12-13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STANZA FOUR-ISRAEL'S SECURITY (Isaiah 26:20-21; 27:1-6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-title-Title-Slide" presentation:presentation-page-layout-name="Master1-PPL1" draw:id="Slide-277">
        <draw:frame draw:id="id133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Isaiah Part 3</text:span><text:span text:style-name="a814" text:class-names=""/></text:p>
          </draw:text-box>
          <svg:title/>
          <svg:desc/>
        </draw:frame>
        <draw:frame draw:id="id134" presentation:style-name="a8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3</dc:title>
    <meta:initial-creator>David STRICKLAND</meta:initial-creator>
    <dc:creator>David STRICKLAND</dc:creator>
    <meta:creation-date>2020-02-22T17:32:33Z</meta:creation-date>
    <dc:date>2020-02-22T17:32:33Z</dc:date>
    <meta:template xlink:href="BibleStudy" xlink:type="simple"/>
    <meta:editing-cycles>1</meta:editing-cycles>
    <meta:editing-duration>PT0S</meta:editing-duration>
    <meta:document-statistic meta:paragraph-count="72" meta:word-count="565"/>
  </office:meta>
</office:document-meta>
</file>